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PAZA HUAMAN, JAIME JOS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DON SANTIAGO INVERSIONES Y SERVICIO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PAZA HUAMAN, JAIME JOS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HAVEZ ORTEGA, SANTIAGO RICHARD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4643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4T23:54:0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